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51cm" svg:stroke-color="#000000" draw:marker-start-width="0.355cm" draw:marker-end-width="0.35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draw:textarea-horizontal-align="justify" draw:textarea-vertical-align="middle" draw:auto-grow-height="false"/>
    </style:style>
    <style:style style:name="gr4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1.016cm" svg:height="1.016cm" svg:x="2.286cm" svg:y="3.302cm">
          <text:p text:style-name="P1">1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3.302cm" svg:y1="3.81cm" svg:x2="4.064cm" svg:y2="3.81cm">
          <text:p/>
        </draw:line>
        <draw:custom-shape draw:style-name="gr1" draw:text-style-name="P1" draw:layer="layout" svg:width="1.016cm" svg:height="1.016cm" svg:x="4.074cm" svg:y="3.302cm">
          <text:p text:style-name="P1">2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5.09cm" svg:y1="3.81cm" svg:x2="5.852cm" svg:y2="3.81cm">
          <text:p/>
        </draw:line>
        <draw:custom-shape draw:style-name="gr1" draw:text-style-name="P1" draw:layer="layout" svg:width="1.016cm" svg:height="1.016cm" svg:x="5.874cm" svg:y="3.302cm">
          <text:p text:style-name="P1">3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6.89cm" svg:y1="3.81cm" svg:x2="7.652cm" svg:y2="3.81cm">
          <text:p/>
        </draw:line>
        <draw:custom-shape draw:style-name="gr1" draw:text-style-name="P1" draw:layer="layout" svg:width="1.016cm" svg:height="1.016cm" svg:x="7.662cm" svg:y="3.302cm">
          <text:p text:style-name="P1">4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8.678cm" svg:y1="3.81cm" svg:x2="9.44cm" svg:y2="3.81cm">
          <text:p/>
        </draw:line>
        <draw:custom-shape draw:style-name="gr1" draw:text-style-name="P1" draw:layer="layout" svg:width="1.016cm" svg:height="1.016cm" svg:x="9.467cm" svg:y="3.302cm">
          <text:p text:style-name="P1">5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0.483cm" svg:y1="3.81cm" svg:x2="11.245cm" svg:y2="3.81cm">
          <text:p/>
        </draw:line>
        <draw:custom-shape draw:style-name="gr1" draw:text-style-name="P1" draw:layer="layout" svg:width="1.016cm" svg:height="1.016cm" svg:x="11.255cm" svg:y="3.302cm">
          <text:p text:style-name="P1">6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2.271cm" svg:y1="3.81cm" svg:x2="13.033cm" svg:y2="3.81cm">
          <text:p/>
        </draw:line>
        <draw:custom-shape draw:style-name="gr1" draw:text-style-name="P1" draw:layer="layout" svg:width="1.016cm" svg:height="1.016cm" svg:x="13.055cm" svg:y="3.302cm">
          <text:p text:style-name="P1">7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.588cm" svg:height="1.016cm" svg:x="8.128cm" svg:y="1.778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" draw:text-style-name="P1" draw:layer="layout" svg:width="5.588cm" svg:height="1.016cm" svg:x="2.548cm" svg:y="1.779cm">
          <text:p/>
          <draw:enhanced-geometry svg:viewBox="0 0 21600 21600" draw:glue-points="0 0 0 10800 0 21600 10800 21600 21600 21600 10800 10800" draw:text-areas="1900 12700 12700 19700" draw:mirror-vertical="false" draw:mirror-horizontal="true" draw:type="right-triangle" draw:enhanced-path="M 0 0 L 21600 21600 0 21600 0 0 Z N"/>
        </draw:custom-shap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17T11:17:56.081278334</meta:creation-date>
    <dc:date>2015-03-17T11:29:25.648184308</dc:date>
    <meta:editing-duration>PT4M49S</meta:editing-duration>
    <meta:editing-cycles>2</meta:editing-cycles>
    <meta:generator>LibreOffice/4.2.7.2$Linux_X86_64 LibreOffice_project/420m0$Build-2</meta:generator>
    <meta:document-statistic meta:object-count="38"/>
  </office:meta>
</office:document-meta>
</file>